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DB79ED054B699501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792cm" table:align="left" style:writing-mode="lr-tb"/>
    </style:style>
    <style:style style:name="Tabla1.A" style:family="table-column">
      <style:table-column-properties style:column-width="5.627cm"/>
    </style:style>
    <style:style style:name="Tabla1.B" style:family="table-column">
      <style:table-column-properties style:column-width="5.727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3.344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style:vertical-align="middle"/>
    </style:style>
    <style:style style:name="Tabla1.C1" style:family="table-cell">
      <style:table-cell-properties style:vertical-align="middle"/>
    </style:style>
    <style:style style:name="Tabla1.D1" style:family="table-cell">
      <style:table-cell-properties style:vertical-align="middle"/>
    </style:style>
    <style:style style:name="Tabla1.A2" style:family="table-cell">
      <style:table-cell-properties style:vertical-align="middle"/>
    </style:style>
    <style:style style:name="Tabla1.D2" style:family="table-cell">
      <style:table-cell-properties style:vertical-align="middle"/>
    </style:style>
    <style:style style:name="Tabla2" style:family="table">
      <style:table-properties style:width="5.547cm" table:align="left" style:writing-mode="lr-tb"/>
    </style:style>
    <style:style style:name="Tabla2.A" style:family="table-column">
      <style:table-column-properties style:column-width="5.547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3.212cm" table:align="left" style:writing-mode="lr-tb"/>
    </style:style>
    <style:style style:name="Tabla3.A" style:family="table-column">
      <style:table-column-properties style:column-width="3.212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</style:style>
    <style:style style:name="P5" style:family="paragraph" style:parent-style-name="Text_20_body">
      <style:paragraph-properties fo:margin-top="0.212cm" fo:margin-bottom="0cm" loext:contextual-spacing="false" style:writing-mode="lr-tb"/>
    </style:style>
    <style:style style:name="P6" style:family="paragraph" style:parent-style-name="Text_20_body">
      <style:paragraph-properties fo:margin-top="0.212cm" fo:margin-bottom="0cm" loext:contextual-spacing="false" style:writing-mode="lr-tb"/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top="0.212cm" fo:margin-bottom="0cm" loext:contextual-spacing="false"/>
    </style:style>
    <style:style style:name="P8" style:family="paragraph" style:parent-style-name="Heading_20_1">
      <style:text-properties officeooo:rsid="001deb6a" officeooo:paragraph-rsid="001deb6a"/>
    </style:style>
    <style:style style:name="P9" style:family="paragraph" style:parent-style-name="Heading_20_1" style:master-page-name="First_20_Page">
      <style:paragraph-properties style:page-number="auto"/>
      <style:text-properties officeooo:rsid="001efe5f" officeooo:paragraph-rsid="001efe5f"/>
    </style:style>
    <style:style style:name="P10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color="#202124" style:font-name="Roboto" fo:font-weight="bold"/>
    </style:style>
    <style:style style:name="P11" style:family="paragraph" style:parent-style-name="Quotations">
      <style:paragraph-properties fo:margin-top="0cm" fo:margin-bottom="0cm" loext:contextual-spacing="false" fo:padding-left="0.049cm" fo:padding-right="0cm" fo:padding-top="0cm" fo:padding-bottom="0cm" fo:border-left="0.06pt solid #cccccc" fo:border-right="none" fo:border-top="none" fo:border-bottom="none" style:writing-mode="lr-tb"/>
    </style:style>
    <style:style style:name="P12" style:family="paragraph" style:parent-style-name="Quotations">
      <style:paragraph-properties fo:margin-top="0cm" fo:margin-bottom="0cm" loext:contextual-spacing="false" fo:padding-left="0.049cm" fo:padding-right="0cm" fo:padding-top="0cm" fo:padding-bottom="0cm" fo:border-left="0.06pt solid #cccccc" fo:border-right="none" fo:border-top="none" fo:border-bottom="none" style:writing-mode="lr-tb"/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indent="0cm" style:auto-text-indent="false" fo:padding-left="0.049cm" fo:padding-right="0cm" fo:padding-top="0cm" fo:padding-bottom="0cm" fo:border-left="0.06pt solid #cccccc" fo:border-right="none" fo:border-top="none" fo:border-bottom="none" style:writing-mode="lr-tb"/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222222" style:font-name="Roboto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font-size="2pt" style:font-size-asian="2pt" style:font-size-complex="2pt" loext:padding="0cm" loext:border="none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 style:writing-mode="lr-tb"/>
      <style:text-properties fo:color="#5f6368" style:font-name="Roboto"/>
    </style:style>
    <style:style style:name="P19" style:family="paragraph" style:parent-style-name="Table_20_Contents">
      <style:paragraph-properties fo:margin-left="0.529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background-color="transparent" loext:padding="0cm" loext:border="none"/>
    </style:style>
    <style:style style:name="P20" style:family="paragraph" style:parent-style-name="Table_20_Contents">
      <style:paragraph-properties fo:margin-left="0.106cm" fo:margin-right="0cm" fo:margin-top="0cm" fo:margin-bottom="0cm" loext:contextual-spacing="false" style:line-height-at-least="0.529cm" fo:text-indent="0cm" style:auto-text-indent="false"/>
      <style:text-properties loext:padding="0cm" loext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efe5f"/>
    </style:style>
    <style:style style:name="T5" style:family="text">
      <style:text-properties style:font-name="Roboto" style:font-name-asian="Roboto" style:font-name-complex="Roboto"/>
    </style:style>
    <style:style style:name="T6" style:family="text">
      <style:text-properties fo:color="#222222" style:font-name="Roboto" style:font-name-asian="Roboto" style:font-name-complex="Roboto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variant="normal" fo:text-transform="none" fo:color="#1155cc" style:font-name="Roboto" fo:font-size="9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T10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56246488" text:style-name="Outline">
        <text:list-item>
          <text:h text:style-name="P9" text:outline-level="1">Camara Fotográfica</text:h>
        </text:list-item>
        <text:list-item>
          <text:h text:style-name="P8" text:outline-level="1">Flutter Beta</text:h>
        </text:list-item>
      </text:list>
      <text:p text:style-name="Standard"/>
      <text:p text:style-name="Standard">Objetivo:<text:tab/><text:tab/><text:a xlink:type="simple" xlink:href="https://github.com/flutter/plugins/blob/master/packages/camera/android/src/main/java/io/flutter/plugins/camera/CameraPlugin.java#L327" text:style-name="Internet_20_link" text:visited-style-name="Visited_20_Internet_20_Link"><text:span text:style-name="T4">Camara</text:span></text:a></text:p>
      <text:p text:style-name="Standard"/>
      <text:p text:style-name="Standard">F.Creación: <text:span text:style-name="T4">27-11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210109474338126" text:continue-numbering="true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10" text:outline-level="3">'Eric Seidel' via Flutter Dev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15"/>
          </table:table-cell>
          <table:table-cell table:style-name="Tabla1.B1" office:value-type="string">
            <text:p text:style-name="P16"><text:bookmark text:name=":n1"/>26 nov. 2018 14:35 (Hace 1 día.)</text:p>
          </table:table-cell>
          <table:table-cell table:style-name="Tabla1.C1" office:value-type="string">
            <text:p text:style-name="P15"/>
          </table:table-cell>
          <table:table-cell table:style-name="Tabla1.D2" table:number-rows-spanned="2" office:value-type="string">
            <text:p text:style-name="P19"><draw:frame draw:style-name="fr1" draw:name="Imagen1" text:anchor-type="as-char" svg:width="0.529cm" svg:height="0.529cm" draw:z-index="0"><draw:image xlink:href="Pictures/100002000000000100000001DB79ED054B699501.gif" xlink:type="simple" xlink:show="embed" xlink:actuate="onLoad" loext:mime-type="image/gif"/></draw:frame></text:p>
            <text:section text:style-name="Sect1" text:name=":mq">
              <text:p text:style-name="P17"><draw:frame draw:style-name="fr1" draw:name="Imagen2" text:anchor-type="as-char" svg:width="0.529cm" svg:height="0.529cm" draw:z-index="1"><draw:image xlink:href="Pictures/100002000000000100000001DB79ED054B699501.gif" xlink:type="simple" xlink:show="embed" xlink:actuate="onLoad" loext:mime-type="image/gif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18">para SVG, Flutter</text:p>
                    <text:p text:style-name="P20"><draw:frame draw:style-name="fr1" draw:name="Imagen3" text:anchor-type="as-char" svg:width="0.529cm" svg:height="0.529cm" draw:z-index="2"><draw:image xlink:href="Pictures/100002000000000100000001DB79ED054B699501.gif" xlink:type="simple" xlink:show="embed" xlink:actuate="onLoad" loext:mime-type="image/gif"/></draw:frame><text:bookmark text:name=":mr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a1.A2" table:number-columns-spanned="3" office:value-type="string">
            <text:p text:style-name="P14"/>
          </table:table-cell>
          <table:covered-table-cell/>
          <table:covered-table-cell/>
          <table:covered-table-cell/>
        </table:table-row>
      </table:table>
      <text:section text:style-name="Sect2" text:name=":n5">
        <text:p text:style-name="P3"/>
      </text:section>
      <text:section text:style-name="Sect2" text:name=":ms">
        <text:p text:style-name="Text_20_body"/>
      </text:section>
      <text:section text:style-name="Sect2" text:name=":n3">
        <text:p text:style-name="P4"/>
        <text:section text:style-name="Sect2" text:name=":n4">
          <text:p text:style-name="P5">Looks like this is the line in question:</text:p>
          <text:p text:style-name="P5"><text:a xlink:type="simple" xlink:href="https://github.com/flutter/plugins/blob/master/packages/camera/android/src/main/java/io/flutter/plugins/camera/CameraPlugin.java#L327" office:target-frame-name="_blank" xlink:show="new" text:style-name="Internet_20_link" text:visited-style-name="Visited_20_Internet_20_Link"><text:span text:style-name="T8">https://github.com/flutter/plugins/blob/master/packages/camera/android/src/main/java/io/flutter/plugins/camera/CameraPlugin.java#L327</text:span></text:a></text:p>
          <text:p text:style-name="P5"/>
          <text:p text:style-name="P6">The plugin could be edited to make that optional (or forked to remove it).</text:p>
          <text:p text:style-name="P7"/>
          <text:p text:style-name="P5"><text:span text:style-name="T9">On Wed, Nov 21, 2018 at 11:48 PM SVG &lt;</text:span><text:a xlink:type="simple" xlink:href="mailto:suparnavg@gmail.com" office:target-frame-name="_blank" xlink:show="new" text:style-name="Internet_20_link" text:visited-style-name="Visited_20_Internet_20_Link"><text:span text:style-name="T8">suparnavg@gmail.com</text:span></text:a><text:span text:style-name="T9">&gt; wrote:</text:span></text:p>
          <text:p text:style-name="P13">Is there a way to make this happen? Or does the microphone permission <text:span text:style-name="T10">need</text:span> to be obtained?</text:p>
          <text:p text:style-name="P11"/>
          <text:p text:style-name="P12">Thanks!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1-27T20:58:37.444000000</meta:creation-date>
    <meta:editing-duration>PT2M32S</meta:editing-duration>
    <meta:generator>LibreOffice/6.1.3.2$Windows_X86_64 LibreOffice_project/86daf60bf00efa86ad547e59e09d6bb77c699acb</meta:generator>
    <dc:date>2018-11-27T21:01:06.856000000</dc:date>
    <meta:document-statistic meta:table-count="3" meta:image-count="3" meta:object-count="0" meta:page-count="2" meta:paragraph-count="21" meta:word-count="85" meta:character-count="633" meta:non-whitespace-character-count="5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